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adb" officeooo:paragraph-rsid="0015dadb"/>
    </style:style>
    <style:style style:name="P2" style:family="paragraph" style:parent-style-name="Standard">
      <style:text-properties officeooo:rsid="001e8ffa" officeooo:paragraph-rsid="001e8ffa"/>
    </style:style>
    <style:style style:name="P3" style:family="paragraph" style:parent-style-name="Standard">
      <style:text-properties officeooo:rsid="00212fb1" officeooo:paragraph-rsid="00212fb1"/>
    </style:style>
    <style:style style:name="P4" style:family="paragraph" style:parent-style-name="Standard">
      <style:text-properties officeooo:paragraph-rsid="00290dd9"/>
    </style:style>
    <style:style style:name="P5" style:family="paragraph" style:parent-style-name="Standard">
      <style:text-properties officeooo:paragraph-rsid="001e8ffa"/>
    </style:style>
    <style:style style:name="T1" style:family="text">
      <style:text-properties officeooo:rsid="0015dadb"/>
    </style:style>
    <style:style style:name="T2" style:family="text">
      <style:text-properties officeooo:rsid="00212aa9"/>
    </style:style>
    <style:style style:name="T3" style:family="text">
      <style:text-properties officeooo:rsid="00212fb1"/>
    </style:style>
    <style:style style:name="T4" style:family="text">
      <style:text-properties officeooo:rsid="0022a1ec"/>
    </style:style>
    <style:style style:name="T5" style:family="text">
      <style:text-properties officeooo:rsid="00264615"/>
    </style:style>
    <style:style style:name="T6" style:family="text">
      <style:text-properties officeooo:rsid="001e8ffa"/>
    </style:style>
    <style:style style:name="T7" style:family="text">
      <style:text-properties officeooo:rsid="002933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на высоком холме сидит и смотрит на Луну.</text:p>
      <text:p text:style-name="P1">*****</text:p>
      <text:p text:style-name="P2">*К нему подходит единорог Eclipsedream <text:span text:style-name="T1">со значком полной луны на груди</text:span>*</text:p>
      <text:p text:style-name="P2">Whispersong: Я чувствую у него могущественный артефакт, но не тот, что на груди этой фальшивки!</text:p>
      <text:p text:style-name="P2">*Whispersong указывает копытом место в кустах за 30 метров от них*</text:p>
      <text:p text:style-name="P2">Whispersong: <text:span text:style-name="T3">Целься в верхушку.</text:span></text:p>
      <text:p text:style-name="P2">*Оппл выстреливает слабым, но точным острым ледянным снарядом*</text:p>
      <text:p text:style-name="P2">*Тот кто был рядом растворяется и артефакт на груди падает*</text:p>
      <text:p text:style-name="P4"><text:span text:style-name="T6">Opple: </text:span>Выглядит... маняще<text:span text:style-name="T6">.</text:span></text:p>
      <text:p text:style-name="P2">Whispersong: Неужели тыбы согласился принять этот артефакт?</text:p>
      <text:p text:style-name="P5"><text:span text:style-name="T6">Opple: Принять? </text:span>Что ты имеешь в виду?</text:p>
      <text:p text:style-name="P2">Whispersong: Я чувствую, что этот артефакт имеет спец<text:span text:style-name="T5">и</text:span>фическое условие активации. Но не могу быть уверенной, <text:span text:style-name="T5">какое</text:span>. <text:span text:style-name="T2">Кажется он подчиняет того кто его принял - чужой воле.</text:span></text:p>
      <text:p text:style-name="P3">Opple: <text:span text:style-name="T7">Хватит о безделушке,</text:span> <text:span text:style-name="T7">д</text:span>авай уже заберём настоящий трофей!</text:p>
      <text:p text:style-name="P3">*Они подошли к кустам, на шее висел артефакт*</text:p>
      <text:p text:style-name="P3">Opple: Похоже к нему нельзя применять магию</text:p>
      <text:p text:style-name="P3">Whispersong: А ты учишься на ошибках!</text:p>
      <text:p text:style-name="P3">Whispersong: В активном состоянии он поглощает всю магию, к которой притрагивается. Под всей я подразумеваю ВСЮ, магию, что есть у единорог<text:span text:style-name="T4">а</text:span>!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5-10-06T21:28:54.104566944</dc:date>
    <meta:editing-duration>PT24M42S</meta:editing-duration>
    <meta:editing-cycles>22</meta:editing-cycles>
    <meta:document-statistic meta:table-count="0" meta:image-count="0" meta:object-count="0" meta:page-count="1" meta:paragraph-count="19" meta:word-count="165" meta:character-count="1066" meta:non-whitespace-character-count="920"/>
  </office:meta>
</office:document-meta>
</file>